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0.08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.048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3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6cm" fo:min-width="0.2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1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cm" fo:min-width="0.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.0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9cm" fo:min-width="0.0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6cm" fo:min-width="0.09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0cm"/>
    </style:style>
    <style:style style:name="gr1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0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77cm" svg:height="0.645cm" svg:x="7.301cm" svg:y="7.632cm">
          <draw:text-box>
            <text:p text:style-name="P1"><text:span text:style-name="T1">Ø</text:span></text:p>
          </draw:text-box>
        </draw:frame>
        <draw:frame draw:style-name="gr2" draw:text-style-name="P4" draw:layer="layout" svg:width="0.735cm" svg:height="0.645cm" svg:x="4.02cm" svg:y="15.164cm">
          <draw:text-box>
            <text:p text:style-name="P3"><text:span text:style-name="T1">A</text:span></text:p>
          </draw:text-box>
        </draw:frame>
        <draw:line draw:style-name="gr3" draw:text-style-name="P3" draw:layer="layout" svg:x1="4.386cm" svg:y1="15.283cm" svg:x2="4.378cm" svg:y2="14.746cm">
          <text:p/>
        </draw:line>
        <draw:frame draw:style-name="gr4" draw:text-style-name="P4" draw:layer="layout" svg:width="3.038cm" svg:height="0.758cm" svg:x="3.028cm" svg:y="2.328cm">
          <draw:text-box>
            <text:p text:style-name="P3"><text:span text:style-name="T1">не одно и то же</text:span></text:p>
          </draw:text-box>
        </draw:frame>
        <draw:frame draw:style-name="gr4" draw:text-style-name="P6" draw:layer="layout" svg:width="12.398cm" svg:height="1.418cm" svg:x="1.4cm" svg:y="0.242cm">
          <draw:text-box>
            <text:p text:style-name="P5"><text:span text:style-name="T2">Справедливость и законность – всегда не одно и то же, но есть все же мера, </text:span></text:p>
            <text:p text:style-name="P5"><text:span text:style-name="T2">до которой они могут расходиться в государстве, чтобы образовать сплав </text:span></text:p>
            <text:p text:style-name="P5"><text:span text:style-name="T2">собственно права. </text:span></text:p>
          </draw:text-box>
        </draw:frame>
        <draw:frame draw:style-name="gr4" draw:text-style-name="P4" draw:layer="layout" svg:width="0.769cm" svg:height="0.758cm" svg:x="4.143cm" svg:y="11.589cm">
          <draw:text-box>
            <text:p text:style-name="P3"><text:span text:style-name="T1">2</text:span></text:p>
          </draw:text-box>
        </draw:frame>
        <draw:frame draw:style-name="gr5" draw:text-style-name="P4" draw:layer="layout" svg:width="0.697cm" svg:height="0.645cm" svg:x="8.228cm" svg:y="5.872cm">
          <draw:text-box>
            <text:p text:style-name="P3"><text:span text:style-name="T1">2</text:span></text:p>
          </draw:text-box>
        </draw:frame>
        <draw:frame draw:style-name="gr4" draw:text-style-name="P4" draw:layer="layout" svg:width="0.769cm" svg:height="0.758cm" svg:x="11.257cm" svg:y="5.664cm">
          <draw:text-box>
            <text:p text:style-name="P3"><text:span text:style-name="T1">1</text:span></text:p>
          </draw:text-box>
        </draw:frame>
        <draw:frame draw:style-name="gr4" draw:text-style-name="P4" draw:layer="layout" svg:width="0.769cm" svg:height="0.758cm" svg:x="4.247cm" svg:y="3.923cm">
          <draw:text-box>
            <text:p text:style-name="P3"><text:span text:style-name="T1">1</text:span></text:p>
          </draw:text-box>
        </draw:frame>
        <draw:frame draw:style-name="gr5" draw:text-style-name="P4" draw:layer="layout" svg:width="0.697cm" svg:height="0.645cm" svg:x="1.741cm" svg:y="4.062cm">
          <draw:text-box>
            <text:p text:style-name="P3"><text:span text:style-name="T1">1</text:span></text:p>
          </draw:text-box>
        </draw:frame>
        <draw:custom-shape draw:style-name="gr6" draw:text-style-name="P3" draw:layer="layout" svg:width="3.667cm" svg:height="0.998cm" svg:x="2.793cm" svg:y="2.1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3.321cm" svg:height="0.758cm" svg:x="7.628cm" svg:y="2.328cm">
          <draw:text-box>
            <text:p text:style-name="P3"><text:span text:style-name="T1">есть все же мера</text:span></text:p>
          </draw:text-box>
        </draw:frame>
        <draw:frame draw:style-name="gr7" draw:text-style-name="P4" draw:layer="layout" svg:width="0.891cm" svg:height="0.645cm" svg:x="6.814cm" svg:y="2.362cm">
          <draw:text-box>
            <text:p text:style-name="P3"><text:span text:style-name="T1">но</text:span></text:p>
          </draw:text-box>
        </draw:frame>
        <draw:line draw:style-name="gr3" draw:text-style-name="P3" draw:layer="layout" svg:x1="7.501cm" svg:y1="2.727cm" svg:x2="7.734cm" svg:y2="2.727cm">
          <text:p/>
        </draw:line>
        <draw:frame draw:style-name="gr8" draw:text-style-name="P4" draw:layer="layout" svg:width="0.578cm" svg:height="0.685cm" svg:x="6.981cm" svg:y="1.946cm">
          <draw:text-box>
            <text:p text:style-name="P3"><text:span text:style-name="T1">j</text:span></text:p>
          </draw:text-box>
        </draw:frame>
        <draw:line draw:style-name="gr3" draw:text-style-name="P3" draw:layer="layout" svg:x1="6.702cm" svg:y1="2.727cm" svg:x2="6.935cm" svg:y2="2.727cm">
          <text:p/>
        </draw:line>
        <draw:frame draw:style-name="gr9" draw:text-style-name="P4" draw:layer="layout" svg:width="0.777cm" svg:height="0.645cm" svg:x="1.315cm" svg:y="4.88cm">
          <draw:text-box>
            <text:p text:style-name="P3"><text:span text:style-name="T1">O</text:span></text:p>
          </draw:text-box>
        </draw:frame>
        <draw:line draw:style-name="gr3" draw:text-style-name="P3" draw:layer="layout" svg:x1="1.729cm" svg:y1="5.024cm" svg:x2="4.688cm" svg:y2="2.901cm">
          <text:p/>
        </draw:line>
        <draw:frame draw:style-name="gr9" draw:text-style-name="P4" draw:layer="layout" svg:width="3.127cm" svg:height="0.645cm" svg:x="0.216cm" svg:y="5.181cm">
          <draw:text-box>
            <text:p text:style-name="P3"><text:span text:style-name="T1">справедливость</text:span></text:p>
          </draw:text-box>
        </draw:frame>
        <draw:frame draw:style-name="gr9" draw:text-style-name="P4" draw:layer="layout" svg:width="0.777cm" svg:height="0.645cm" svg:x="4.516cm" svg:y="4.881cm">
          <draw:text-box>
            <text:p text:style-name="P3"><text:span text:style-name="T1">O</text:span></text:p>
          </draw:text-box>
        </draw:frame>
        <draw:line draw:style-name="gr3" draw:text-style-name="P3" draw:layer="layout" svg:x1="4.93cm" svg:y1="5.025cm" svg:x2="4.642cm" svg:y2="2.901cm">
          <text:p/>
        </draw:line>
        <draw:frame draw:style-name="gr9" draw:text-style-name="P4" draw:layer="layout" svg:width="2.314cm" svg:height="0.645cm" svg:x="3.817cm" svg:y="5.182cm">
          <draw:text-box>
            <text:p text:style-name="P3"><text:span text:style-name="T1">законность</text:span></text:p>
          </draw:text-box>
        </draw:frame>
        <draw:frame draw:style-name="gr7" draw:text-style-name="P4" draw:layer="layout" svg:width="0.697cm" svg:height="0.645cm" svg:x="3.215cm" svg:y="5.153cm">
          <draw:text-box>
            <text:p text:style-name="P3"><text:span text:style-name="T1">и</text:span></text:p>
          </draw:text-box>
        </draw:frame>
        <draw:line draw:style-name="gr3" draw:text-style-name="P3" draw:layer="layout" svg:x1="3.802cm" svg:y1="5.518cm" svg:x2="4.035cm" svg:y2="5.518cm">
          <text:p/>
        </draw:line>
        <draw:frame draw:style-name="gr8" draw:text-style-name="P4" draw:layer="layout" svg:width="0.578cm" svg:height="0.685cm" svg:x="3.282cm" svg:y="4.737cm">
          <draw:text-box>
            <text:p text:style-name="P3"><text:span text:style-name="T1">j</text:span></text:p>
          </draw:text-box>
        </draw:frame>
        <draw:line draw:style-name="gr3" draw:text-style-name="P3" draw:layer="layout" svg:x1="3.103cm" svg:y1="5.518cm" svg:x2="3.336cm" svg:y2="5.518cm">
          <text:p/>
        </draw:line>
        <draw:frame draw:style-name="gr10" draw:text-style-name="P4" draw:layer="layout" svg:width="0.735cm" svg:height="0.645cm" svg:x="5.707cm" svg:y="3.505cm">
          <draw:text-box>
            <text:p text:style-name="P3"><text:span text:style-name="T1">E</text:span></text:p>
          </draw:text-box>
        </draw:frame>
        <draw:line draw:style-name="gr3" draw:text-style-name="P3" draw:layer="layout" svg:x1="6.058cm" svg:y1="3.562cm" svg:x2="4.642cm" svg:y2="2.924cm">
          <text:p/>
        </draw:line>
        <draw:frame draw:style-name="gr10" draw:text-style-name="P4" draw:layer="layout" svg:width="1.565cm" svg:height="0.645cm" svg:x="5.408cm" svg:y="3.806cm">
          <draw:text-box>
            <text:p text:style-name="P3"><text:span text:style-name="T1">всегда</text:span></text:p>
          </draw:text-box>
        </draw:frame>
        <draw:frame draw:style-name="gr2" draw:text-style-name="P4" draw:layer="layout" svg:width="0.735cm" svg:height="0.645cm" svg:x="9.799cm" svg:y="3.284cm">
          <draw:text-box>
            <text:p text:style-name="P3"><text:span text:style-name="T1">A</text:span></text:p>
          </draw:text-box>
        </draw:frame>
        <draw:line draw:style-name="gr3" draw:text-style-name="P3" draw:layer="layout" svg:x1="10.165cm" svg:y1="3.403cm" svg:x2="10.157cm" svg:y2="2.866cm">
          <text:p/>
        </draw:line>
        <draw:line draw:style-name="gr3" draw:text-style-name="P3" draw:layer="layout" svg:x1="10.158cm" svg:y1="4.767cm" svg:x2="10.157cm" svg:y2="3.98cm">
          <text:p/>
        </draw:line>
        <draw:line draw:style-name="gr3" draw:text-style-name="P3" draw:layer="layout" svg:x1="10.157cm" svg:y1="4.768cm" svg:x2="9.937cm" svg:y2="4.98cm">
          <text:p/>
        </draw:line>
        <draw:line draw:style-name="gr3" draw:text-style-name="P3" draw:layer="layout" svg:x1="9.356cm" svg:y1="3.98cm" svg:x2="10.856cm" svg:y2="3.98cm">
          <text:p/>
        </draw:line>
        <draw:line draw:style-name="gr3" draw:text-style-name="P3" draw:layer="layout" svg:x1="10.856cm" svg:y1="3.981cm" svg:x2="10.951cm" svg:y2="3.867cm">
          <text:p/>
        </draw:line>
        <draw:line draw:style-name="gr3" draw:text-style-name="P3" draw:layer="layout" svg:x1="9.265cm" svg:y1="4.093cm" svg:x2="9.36cm" svg:y2="3.979cm">
          <text:p/>
        </draw:line>
        <draw:line draw:style-name="gr3" draw:text-style-name="P3" draw:layer="layout" svg:x1="9.656cm" svg:y1="3.88cm" svg:x2="10.603cm" svg:y2="3.882cm">
          <text:p/>
        </draw:line>
        <draw:frame draw:style-name="gr11" draw:text-style-name="P4" draw:layer="layout" svg:width="1.404cm" svg:height="0.645cm" svg:x="10.047cm" svg:y="4.329cm">
          <draw:text-box>
            <text:p text:style-name="P3"><text:span text:style-name="T1">могут</text:span></text:p>
          </draw:text-box>
        </draw:frame>
        <draw:frame draw:style-name="gr12" draw:text-style-name="P4" draw:layer="layout" svg:width="0.599cm" svg:height="0.645cm" svg:x="10.183cm" svg:y="3.956cm">
          <draw:text-box>
            <text:p text:style-name="P3"><text:span text:style-name="T1">I</text:span></text:p>
          </draw:text-box>
        </draw:frame>
        <draw:frame draw:style-name="gr13" draw:text-style-name="P4" draw:id="id2" draw:layer="layout" svg:width="1.361cm" svg:height="0.645cm" svg:x="8.954cm" svg:y="4.166cm">
          <draw:text-box>
            <text:p text:style-name="P3"><text:span text:style-name="T1">(Rel.)</text:span></text:p>
          </draw:text-box>
        </draw:frame>
        <draw:frame draw:style-name="gr9" draw:text-style-name="P4" draw:layer="layout" svg:width="0.777cm" svg:height="0.645cm" svg:x="7.611cm" svg:y="6.738cm">
          <draw:text-box>
            <text:p text:style-name="P3"><text:span text:style-name="T1">O</text:span></text:p>
          </draw:text-box>
        </draw:frame>
        <draw:line draw:style-name="gr3" draw:text-style-name="P3" draw:layer="layout" svg:x1="8.007cm" svg:y1="6.87cm" svg:x2="10.564cm" svg:y2="4.945cm">
          <text:p/>
        </draw:line>
        <draw:line draw:style-name="gr3" draw:text-style-name="P3" draw:layer="layout" svg:x1="7.983cm" svg:y1="8.11cm" svg:x2="7.982cm" svg:y2="7.323cm">
          <text:p/>
        </draw:line>
        <draw:line draw:style-name="gr3" draw:text-style-name="P3" draw:layer="layout" svg:x1="7.982cm" svg:y1="8.111cm" svg:x2="7.762cm" svg:y2="8.323cm">
          <text:p/>
        </draw:line>
        <draw:line draw:style-name="gr3" draw:text-style-name="P3" draw:layer="layout" svg:x1="7.181cm" svg:y1="7.323cm" svg:x2="8.681cm" svg:y2="7.323cm">
          <text:p/>
        </draw:line>
        <draw:line draw:style-name="gr3" draw:text-style-name="P3" draw:layer="layout" svg:x1="8.681cm" svg:y1="7.324cm" svg:x2="8.776cm" svg:y2="7.21cm">
          <text:p/>
        </draw:line>
        <draw:line draw:style-name="gr3" draw:text-style-name="P3" draw:layer="layout" svg:x1="7.09cm" svg:y1="7.436cm" svg:x2="7.185cm" svg:y2="7.322cm">
          <text:p/>
        </draw:line>
        <draw:line draw:style-name="gr3" draw:text-style-name="P3" draw:layer="layout" svg:x1="7.481cm" svg:y1="7.223cm" svg:x2="8.428cm" svg:y2="7.225cm">
          <text:p/>
        </draw:line>
        <draw:frame draw:style-name="gr11" draw:text-style-name="P4" draw:layer="layout" svg:width="2.538cm" svg:height="0.645cm" svg:x="7.872cm" svg:y="7.672cm">
          <draw:text-box>
            <text:p text:style-name="P3"><text:span text:style-name="T1">расходиться</text:span></text:p>
          </draw:text-box>
        </draw:frame>
        <draw:frame draw:style-name="gr12" draw:text-style-name="P4" draw:layer="layout" svg:width="0.599cm" svg:height="0.645cm" svg:x="8.008cm" svg:y="7.299cm">
          <draw:text-box>
            <text:p text:style-name="P3"><text:span text:style-name="T1">I</text:span></text:p>
          </draw:text-box>
        </draw:frame>
        <draw:frame draw:style-name="gr9" draw:text-style-name="P4" draw:layer="layout" svg:width="0.777cm" svg:height="0.645cm" svg:x="11.719cm" svg:y="6.731cm">
          <draw:text-box>
            <text:p text:style-name="P3"><text:span text:style-name="T1">O</text:span></text:p>
          </draw:text-box>
        </draw:frame>
        <draw:line draw:style-name="gr3" draw:text-style-name="P3" draw:layer="layout" svg:x1="12.033cm" svg:y1="6.875cm" svg:x2="10.514cm" svg:y2="4.944cm">
          <text:p/>
        </draw:line>
        <draw:frame draw:style-name="gr9" draw:text-style-name="P4" draw:layer="layout" svg:width="1.086cm" svg:height="0.645cm" svg:x="11.62cm" svg:y="7.032cm">
          <draw:text-box>
            <text:p text:style-name="P3"><text:span text:style-name="T1">они</text:span></text:p>
          </draw:text-box>
        </draw:frame>
        <draw:frame draw:style-name="gr10" draw:text-style-name="P4" draw:layer="layout" svg:width="0.735cm" svg:height="0.645cm" svg:x="8.004cm" svg:y="9.84cm">
          <draw:text-box>
            <text:p text:style-name="P3"><text:span text:style-name="T1">E</text:span></text:p>
          </draw:text-box>
        </draw:frame>
        <draw:line draw:style-name="gr3" draw:text-style-name="P3" draw:layer="layout" svg:x1="8.355cm" svg:y1="9.897cm" svg:x2="8.379cm" svg:y2="8.193cm">
          <text:p/>
        </draw:line>
        <draw:line draw:style-name="gr3" draw:text-style-name="P3" draw:layer="layout" svg:x1="8.352cm" svg:y1="11.181cm" svg:x2="8.351cm" svg:y2="10.394cm">
          <text:p/>
        </draw:line>
        <draw:line draw:style-name="gr3" draw:text-style-name="P3" draw:layer="layout" svg:x1="8.351cm" svg:y1="11.182cm" svg:x2="8.131cm" svg:y2="11.394cm">
          <text:p/>
        </draw:line>
        <draw:line draw:style-name="gr3" draw:text-style-name="P3" draw:layer="layout" svg:x1="7.55cm" svg:y1="10.394cm" svg:x2="9.05cm" svg:y2="10.394cm">
          <text:p/>
        </draw:line>
        <draw:line draw:style-name="gr3" draw:text-style-name="P3" draw:layer="layout" svg:x1="9.05cm" svg:y1="10.395cm" svg:x2="9.145cm" svg:y2="10.281cm">
          <text:p/>
        </draw:line>
        <draw:line draw:style-name="gr3" draw:text-style-name="P3" draw:layer="layout" svg:x1="7.459cm" svg:y1="10.507cm" svg:x2="7.554cm" svg:y2="10.393cm">
          <text:p/>
        </draw:line>
        <draw:frame draw:style-name="gr7" draw:text-style-name="P4" draw:id="id1" draw:layer="layout" svg:width="1.78cm" svg:height="0.645cm" svg:x="8.216cm" svg:y="10.742cm">
          <draw:text-box>
            <text:p text:style-name="P3"><text:span text:style-name="T1">которой</text:span></text:p>
          </draw:text-box>
        </draw:frame>
        <draw:frame draw:style-name="gr14" draw:text-style-name="P2" draw:layer="layout" svg:width="1.01cm" svg:height="0.645cm" svg:x="7.503cm" svg:y="10.728cm">
          <draw:text-box>
            <text:p text:style-name="P1"><text:span text:style-name="T1">-ой</text:span></text:p>
          </draw:text-box>
        </draw:frame>
        <draw:frame draw:style-name="gr14" draw:text-style-name="P2" draw:layer="layout" svg:width="0.9cm" svg:height="0.645cm" svg:x="7.603cm" svg:y="10.429cm">
          <draw:text-box>
            <text:p text:style-name="P1"><text:span text:style-name="T1">до</text:span></text:p>
          </draw:text-box>
        </draw:frame>
        <draw:frame draw:style-name="gr2" draw:text-style-name="P4" draw:layer="layout" svg:width="0.735cm" svg:height="0.645cm" svg:x="8.221cm" svg:y="10.363cm">
          <draw:text-box>
            <text:p text:style-name="P3"><text:span text:style-name="T1">A</text:span></text:p>
          </draw:text-box>
        </draw:frame>
        <draw:frame draw:style-name="gr10" draw:text-style-name="P4" draw:layer="layout" svg:width="0.735cm" svg:height="0.645cm" svg:x="11.463cm" svg:y="9.98cm">
          <draw:text-box>
            <text:p text:style-name="P3"><text:span text:style-name="T1">E</text:span></text:p>
          </draw:text-box>
        </draw:frame>
        <draw:line draw:style-name="gr3" draw:text-style-name="P3" draw:layer="layout" svg:x1="11.814cm" svg:y1="10.037cm" svg:x2="8.332cm" svg:y2="8.193cm">
          <text:p/>
        </draw:line>
        <draw:line draw:style-name="gr3" draw:text-style-name="P3" draw:layer="layout" svg:x1="11.902cm" svg:y1="11.251cm" svg:x2="11.901cm" svg:y2="10.464cm">
          <text:p/>
        </draw:line>
        <draw:line draw:style-name="gr3" draw:text-style-name="P3" draw:layer="layout" svg:x1="11.901cm" svg:y1="11.252cm" svg:x2="11.681cm" svg:y2="11.464cm">
          <text:p/>
        </draw:line>
        <draw:line draw:style-name="gr3" draw:text-style-name="P3" draw:layer="layout" svg:x1="11.1cm" svg:y1="10.464cm" svg:x2="12.6cm" svg:y2="10.464cm">
          <text:p/>
        </draw:line>
        <draw:line draw:style-name="gr3" draw:text-style-name="P3" draw:layer="layout" svg:x1="12.6cm" svg:y1="10.465cm" svg:x2="12.695cm" svg:y2="10.351cm">
          <text:p/>
        </draw:line>
        <draw:line draw:style-name="gr3" draw:text-style-name="P3" draw:layer="layout" svg:x1="11.009cm" svg:y1="10.577cm" svg:x2="11.104cm" svg:y2="10.463cm">
          <text:p/>
        </draw:line>
        <draw:frame draw:style-name="gr7" draw:text-style-name="P4" draw:layer="layout" svg:width="2.466cm" svg:height="0.645cm" svg:x="11.766cm" svg:y="10.812cm">
          <draw:text-box>
            <text:p text:style-name="P3"><text:span text:style-name="T1">государство</text:span></text:p>
          </draw:text-box>
        </draw:frame>
        <draw:frame draw:style-name="gr14" draw:text-style-name="P2" draw:layer="layout" svg:width="0.815cm" svg:height="0.645cm" svg:x="11.253cm" svg:y="10.798cm">
          <draw:text-box>
            <text:p text:style-name="P1"><text:span text:style-name="T1">-е</text:span></text:p>
          </draw:text-box>
        </draw:frame>
        <draw:frame draw:style-name="gr15" draw:text-style-name="P4" draw:layer="layout" svg:width="0.777cm" svg:height="0.645cm" svg:x="11.778cm" svg:y="10.477cm">
          <draw:text-box>
            <text:p text:style-name="P3"><text:span text:style-name="T1">O</text:span></text:p>
          </draw:text-box>
        </draw:frame>
        <draw:frame draw:style-name="gr14" draw:text-style-name="P2" draw:layer="layout" svg:width="0.688cm" svg:height="0.645cm" svg:x="11.254cm" svg:y="10.399cm">
          <draw:text-box>
            <text:p text:style-name="P1"><text:span text:style-name="T1">в</text:span></text:p>
          </draw:text-box>
        </draw:frame>
        <draw:frame draw:style-name="gr10" draw:text-style-name="P4" draw:layer="layout" svg:width="0.735cm" svg:height="0.645cm" svg:x="3.966cm" svg:y="9.98cm">
          <draw:text-box>
            <text:p text:style-name="P3"><text:span text:style-name="T1">E</text:span></text:p>
          </draw:text-box>
        </draw:frame>
        <draw:line draw:style-name="gr3" draw:text-style-name="P3" draw:layer="layout" svg:x1="4.317cm" svg:y1="10.037cm" svg:x2="8.355cm" svg:y2="8.216cm">
          <text:p/>
        </draw:line>
        <draw:line draw:style-name="gr3" draw:text-style-name="P3" draw:layer="layout" svg:x1="4.31cm" svg:y1="11.381cm" svg:x2="4.309cm" svg:y2="10.594cm">
          <text:p/>
        </draw:line>
        <draw:line draw:style-name="gr3" draw:text-style-name="P3" draw:layer="layout" svg:x1="4.309cm" svg:y1="11.382cm" svg:x2="4.089cm" svg:y2="11.594cm">
          <text:p/>
        </draw:line>
        <draw:line draw:style-name="gr3" draw:text-style-name="P3" draw:layer="layout" svg:x1="3.508cm" svg:y1="10.594cm" svg:x2="5.008cm" svg:y2="10.594cm">
          <text:p/>
        </draw:line>
        <draw:line draw:style-name="gr3" draw:text-style-name="P3" draw:layer="layout" svg:x1="5.008cm" svg:y1="10.595cm" svg:x2="5.103cm" svg:y2="10.481cm">
          <text:p/>
        </draw:line>
        <draw:line draw:style-name="gr3" draw:text-style-name="P3" draw:layer="layout" svg:x1="3.417cm" svg:y1="10.707cm" svg:x2="3.512cm" svg:y2="10.593cm">
          <text:p/>
        </draw:line>
        <draw:line draw:style-name="gr3" draw:text-style-name="P3" draw:layer="layout" svg:x1="3.808cm" svg:y1="10.494cm" svg:x2="4.755cm" svg:y2="10.496cm">
          <text:p/>
        </draw:line>
        <draw:frame draw:style-name="gr11" draw:text-style-name="P4" draw:layer="layout" svg:width="3.148cm" svg:height="0.645cm" svg:x="4.199cm" svg:y="10.943cm">
          <draw:text-box>
            <text:p text:style-name="P3"><text:span text:style-name="T1">образовать [-, 1]</text:span></text:p>
          </draw:text-box>
        </draw:frame>
        <draw:frame draw:style-name="gr12" draw:text-style-name="P4" draw:layer="layout" svg:width="0.599cm" svg:height="0.645cm" svg:x="4.335cm" svg:y="10.57cm">
          <draw:text-box>
            <text:p text:style-name="P3"><text:span text:style-name="T1">I</text:span></text:p>
          </draw:text-box>
        </draw:frame>
        <draw:frame draw:style-name="gr13" draw:text-style-name="P4" draw:layer="layout" svg:width="1.493cm" svg:height="0.645cm" svg:x="3.006cm" svg:y="10.78cm">
          <draw:text-box>
            <text:p text:style-name="P3"><text:span text:style-name="T1">чтобы</text:span></text:p>
          </draw:text-box>
        </draw:frame>
        <draw:frame draw:style-name="gr2" draw:text-style-name="P4" draw:layer="layout" svg:width="0.735cm" svg:height="0.645cm" svg:x="4.276cm" svg:y="13.194cm">
          <draw:text-box>
            <text:p text:style-name="P3"><text:span text:style-name="T1">A</text:span></text:p>
          </draw:text-box>
        </draw:frame>
        <draw:line draw:style-name="gr3" draw:text-style-name="P3" draw:layer="layout" svg:x1="4.642cm" svg:y1="13.313cm" svg:x2="4.634cm" svg:y2="12.776cm">
          <text:p/>
        </draw:line>
        <draw:frame draw:style-name="gr9" draw:text-style-name="P4" draw:layer="layout" svg:width="0.777cm" svg:height="0.645cm" svg:x="4.239cm" svg:y="11.959cm">
          <draw:text-box>
            <text:p text:style-name="P3"><text:span text:style-name="T1">O</text:span></text:p>
          </draw:text-box>
        </draw:frame>
        <draw:line draw:style-name="gr3" draw:text-style-name="P3" draw:layer="layout" svg:x1="4.653cm" svg:y1="12.103cm" svg:x2="4.645cm" svg:y2="11.566cm">
          <text:p/>
        </draw:line>
        <draw:frame draw:style-name="gr9" draw:text-style-name="P4" draw:layer="layout" svg:width="1.455cm" svg:height="0.645cm" svg:x="3.94cm" svg:y="12.26cm">
          <draw:text-box>
            <text:p text:style-name="P3"><text:span text:style-name="T1">сплав</text:span></text:p>
          </draw:text-box>
        </draw:frame>
        <draw:line draw:style-name="gr3" draw:text-style-name="P3" draw:layer="layout" svg:x1="3.835cm" svg:y1="13.714cm" svg:x2="5.335cm" svg:y2="13.714cm">
          <text:p/>
        </draw:line>
        <draw:line draw:style-name="gr3" draw:text-style-name="P3" draw:layer="layout" svg:x1="4.636cm" svg:y1="14.501cm" svg:x2="4.635cm" svg:y2="13.714cm">
          <text:p/>
        </draw:line>
        <draw:line draw:style-name="gr3" draw:text-style-name="P3" draw:layer="layout" svg:x1="4.855cm" svg:y1="14.714cm" svg:x2="4.635cm" svg:y2="14.502cm">
          <text:p/>
        </draw:line>
        <draw:line draw:style-name="gr3" draw:text-style-name="P3" draw:layer="layout" svg:x1="5.335cm" svg:y1="13.715cm" svg:x2="5.43cm" svg:y2="13.601cm">
          <text:p/>
        </draw:line>
        <draw:line draw:style-name="gr3" draw:text-style-name="P3" draw:layer="layout" svg:x1="3.744cm" svg:y1="13.827cm" svg:x2="3.839cm" svg:y2="13.713cm">
          <text:p/>
        </draw:line>
        <draw:frame draw:style-name="gr16" draw:text-style-name="P4" draw:layer="layout" svg:width="1.459cm" svg:height="0.645cm" svg:x="3.371cm" svg:y="14.139cm">
          <draw:text-box>
            <text:p text:style-name="P3"><text:span text:style-name="T1">право</text:span></text:p>
          </draw:text-box>
        </draw:frame>
        <draw:frame draw:style-name="gr17" draw:text-style-name="P2" draw:layer="layout" svg:width="0.815cm" svg:height="0.645cm" svg:x="4.544cm" svg:y="14.095cm">
          <draw:text-box>
            <text:p text:style-name="P1"><text:span text:style-name="T1">-а</text:span></text:p>
          </draw:text-box>
        </draw:frame>
        <draw:frame draw:style-name="gr18" draw:text-style-name="P4" draw:layer="layout" svg:width="0.777cm" svg:height="0.645cm" svg:x="3.999cm" svg:y="13.753cm">
          <draw:text-box>
            <text:p text:style-name="P3"><text:span text:style-name="T1">O</text:span></text:p>
          </draw:text-box>
        </draw:frame>
        <draw:frame draw:style-name="gr2" draw:text-style-name="P4" draw:layer="layout" svg:width="2.691cm" svg:height="0.645cm" svg:x="3.021cm" svg:y="15.465cm">
          <draw:text-box>
            <text:p text:style-name="P3"><text:span text:style-name="T1">собственного</text:span></text:p>
          </draw:text-box>
        </draw:frame>
        <draw:connector draw:style-name="gr19" draw:text-style-name="P3" draw:layer="layout" draw:type="curve" draw:line-skew="0.086cm -1.12cm" svg:x1="9.106cm" svg:y1="11.387cm" svg:x2="8.954cm" svg:y2="4.488cm" draw:start-shape="id1" draw:start-glue-point="2" draw:end-shape="id2" draw:end-glue-point="3" svg:d="m9106 11387c0 880-1256 733-2178-1211s-1512-5688 2026-5688">
          <text:p/>
        </draw:connector>
        <draw:path draw:style-name="gr20" draw:text-style-name="P3" draw:layer="layout" svg:width="1.08cm" svg:height="1.7cm" draw:transform="rotate (1.96244821094205) translate (8.959cm 4.479cm)" svg:viewBox="0 0 1081 1701" svg:d="m0 13142c1155 0 1080 1701 1080 170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6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1T04:27:50</dc:date>
    <dc:creator>artur </dc:creator>
    <meta:editing-duration>PT23H20M48S</meta:editing-duration>
    <meta:editing-cycles>75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02"/>
  </office:meta>
</office:document-meta>
</file>